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487cm" table:align="left"/>
    </style:style>
    <style:style style:name="Table1.A" style:family="table-column">
      <style:table-column-properties style:column-width="5.863cm"/>
    </style:style>
    <style:style style:name="Table1.C" style:family="table-column">
      <style:table-column-properties style:column-width="5.76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6pt" fo:font-weight="bold" officeooo:rsid="0005eea6" officeooo:paragraph-rsid="0005eea6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fo:font-weight="bold" officeooo:rsid="0001b659" officeooo:paragraph-rsid="0001b659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4pt" fo:font-weight="bold" officeooo:rsid="0005eea6" officeooo:paragraph-rsid="0005eea6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2pt" fo:font-weight="normal" officeooo:rsid="0005eea6" officeooo:paragraph-rsid="0005eea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bold" officeooo:rsid="0005eea6" officeooo:paragraph-rsid="0005eea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05fc39" officeooo:paragraph-rsid="0005fc3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normal" officeooo:rsid="0007de92" officeooo:paragraph-rsid="0007de9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6pt" fo:font-weight="bold" officeooo:rsid="0006b890" officeooo:paragraph-rsid="0006b890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ARial" fo:font-size="12pt" fo:font-weight="normal" officeooo:rsid="0006b890" officeooo:paragraph-rsid="0006b890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6pt" fo:font-weight="bold" officeooo:rsid="00046076" officeooo:paragraph-rsid="00046076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ARial" officeooo:rsid="0001b659" officeooo:paragraph-rsid="0001b659"/>
    </style:style>
    <style:style style:name="P12" style:family="paragraph" style:parent-style-name="Standard">
      <style:text-properties style:font-name="ARial" fo:font-size="14pt" fo:font-weight="bold" officeooo:rsid="0001b659" officeooo:paragraph-rsid="0001b659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ARial" fo:font-weight="bold" officeooo:rsid="0001b659" officeooo:paragraph-rsid="0001b659" style:font-weight-asian="bold" style:font-weight-complex="bold"/>
    </style:style>
    <style:style style:name="P14" style:family="paragraph" style:parent-style-name="Table_20_Contents">
      <style:text-properties style:font-name="ARial" officeooo:rsid="0001b659" officeooo:paragraph-rsid="0001b659"/>
    </style:style>
    <style:style style:name="P15" style:family="paragraph" style:parent-style-name="Table_20_Contents">
      <style:text-properties style:font-name="ARial" officeooo:rsid="00026ad9" officeooo:paragraph-rsid="00026ad9"/>
    </style:style>
    <style:style style:name="P16" style:family="paragraph" style:parent-style-name="Table_20_Contents">
      <style:text-properties style:font-name="ARial" officeooo:rsid="00029665" officeooo:paragraph-rsid="00029665"/>
    </style:style>
    <style:style style:name="P17" style:family="paragraph" style:parent-style-name="Table_20_Contents">
      <style:text-properties style:font-name="ARial" officeooo:rsid="0003d2d5" officeooo:paragraph-rsid="0003d2d5"/>
    </style:style>
    <style:style style:name="P18" style:family="paragraph" style:parent-style-name="Standard">
      <style:text-properties style:font-name="ARial" fo:font-size="14pt" fo:font-weight="bold" officeooo:rsid="00046076" officeooo:paragraph-rsid="00046076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" officeooo:rsid="00046076" officeooo:paragraph-rsid="00046076"/>
    </style:style>
    <style:style style:name="P20" style:family="paragraph" style:parent-style-name="Table_20_Contents">
      <style:text-properties style:font-name="ARial" officeooo:rsid="00046076" officeooo:paragraph-rsid="00046076"/>
    </style:style>
    <style:style style:name="P21" style:family="paragraph" style:parent-style-name="Table_20_Contents">
      <style:text-properties style:font-name="ARial" officeooo:rsid="0004f9d6" officeooo:paragraph-rsid="0004f9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de9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3d2d5"/>
    </style:style>
    <style:style style:name="T5" style:family="text">
      <style:text-properties officeooo:rsid="000460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Tutorlink</text:p>
      <text:p text:style-name="P2"/>
      <text:p text:style-name="P3">Tecnologías</text:p>
      <text:p text:style-name="P4"/>
      <text:p text:style-name="P4">Arquitectura de 4 capas </text:p>
      <text:p text:style-name="P5">Backend : <text:span text:style-name="T1">Java con Springboot</text:span></text:p>
      <text:p text:style-name="P5">Frontend: <text:span text:style-name="T1">React con vite</text:span></text:p>
      <text:p text:style-name="P5">Data Base : <text:span text:style-name="T1">Postgres sql</text:span></text:p>
      <text:p text:style-name="P6">Entorno de trabajo :<text:span text:style-name="T2">Github</text:span></text:p>
      <text:p text:style-name="P6">Despliegue : <text:span text:style-name="T1">AWS</text:span></text:p>
      <text:p text:style-name="P7"><text:span text:style-name="T3">Modelo de IA :</text:span> Ollama</text:p>
      <text:p text:style-name="P2"/>
      <text:p text:style-name="P8">Flujo</text:p>
      <text:p text:style-name="P8"/>
      <text:p text:style-name="P9">Un alumno se loguea mediante el panel de login y entra a la plataforma donde puede hacer una pregunta, este la realiza y el modelo genera una respuesta, esta entra en revisión hasta que un tutor la aprueba y está se vuelve visible y se guarda en la base de datos.</text:p>
      <text:p text:style-name="P9">Si el tutor rechaza la respuesta el llm genera una respuesta nueva para ser revisada.</text:p>
      <text:p text:style-name="P9">Cuando el tutor se logea puede ver un panel de preguntas pendientes y ver cuales respuestass tiene que revisar.</text:p>
      <text:p text:style-name="P2"/>
      <text:p text:style-name="P2"/>
      <text:p text:style-name="P10">Actores: <text:span text:style-name="T1">Alumnos, tutores, administradores, súper usuarios.</text:span></text:p>
      <text:p text:style-name="P11"/>
      <text:p text:style-name="P12">Requisitos funcionales</text:p>
      <text:p text:style-name="P1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3">Código</text:p>
          </table:table-cell>
          <table:table-cell table:style-name="Table1.A1" office:value-type="string">
            <text:p text:style-name="P13">Requisito</text:p>
          </table:table-cell>
          <table:table-cell table:style-name="Table1.C1" office:value-type="string">
            <text:p text:style-name="P13">Descripción</text:p>
          </table:table-cell>
        </table:table-row>
        <table:table-row>
          <table:table-cell table:style-name="Table1.A2" office:value-type="string">
            <text:p text:style-name="P14">RF-01</text:p>
          </table:table-cell>
          <table:table-cell table:style-name="Table1.A2" office:value-type="string">
            <text:p text:style-name="P14">Panel de registro</text:p>
          </table:table-cell>
          <table:table-cell table:style-name="Table1.C2" office:value-type="string">
            <text:p text:style-name="P14">El sistema debe permitir a los usuarios de alumno y tutor, registrarse en la aplicación.</text:p>
          </table:table-cell>
        </table:table-row>
        <table:table-row>
          <table:table-cell table:style-name="Table1.A2" office:value-type="string">
            <text:p text:style-name="P14">RF-02</text:p>
          </table:table-cell>
          <table:table-cell table:style-name="Table1.A2" office:value-type="string">
            <text:p text:style-name="P14">Panel de login</text:p>
          </table:table-cell>
          <table:table-cell table:style-name="Table1.C2" office:value-type="string">
            <text:p text:style-name="P14">El sistema debe permitir a los usuarios registrados iniciar sesión en su cuenta.</text:p>
          </table:table-cell>
        </table:table-row>
        <table:table-row>
          <table:table-cell table:style-name="Table1.A2" office:value-type="string">
            <text:p text:style-name="P14">RF-03</text:p>
          </table:table-cell>
          <table:table-cell table:style-name="Table1.A2" office:value-type="string">
            <text:p text:style-name="P14">Panel de control</text:p>
          </table:table-cell>
          <table:table-cell table:style-name="Table1.C2" office:value-type="string">
            <text:p text:style-name="P14">El sistema debe contar con un panel de gestión general de sistema en el cual los administradores y súper usuarios puedan tener control del sistema.</text:p>
          </table:table-cell>
        </table:table-row>
        <table:table-row>
          <table:table-cell table:style-name="Table1.A2" office:value-type="string">
            <text:p text:style-name="P14">RF-04</text:p>
          </table:table-cell>
          <table:table-cell table:style-name="Table1.A2" office:value-type="string">
            <text:p text:style-name="P14">Realizar pregunta</text:p>
          </table:table-cell>
          <table:table-cell table:style-name="Table1.C2" office:value-type="string">
            <text:p text:style-name="P14">El sistema debe permitir a los usuarios alumno realizar preguntas.</text:p>
          </table:table-cell>
        </table:table-row>
        <table:table-row>
          <table:table-cell table:style-name="Table1.A2" office:value-type="string">
            <text:p text:style-name="P14">RF-05</text:p>
          </table:table-cell>
          <table:table-cell table:style-name="Table1.A2" office:value-type="string">
            <text:p text:style-name="P14">Escoger alcance de pregunta</text:p>
          </table:table-cell>
          <table:table-cell table:style-name="Table1.C2" office:value-type="string">
            <text:p text:style-name="P14">El sistema debe permitir a los <text:soft-page-break/>usuarios alumno escoger el alcance de la pregunta (general,carrera,facultad y/o semestre).</text:p>
          </table:table-cell>
        </table:table-row>
        <table:table-row>
          <table:table-cell table:style-name="Table1.A2" office:value-type="string">
            <text:p text:style-name="P14">RF-06</text:p>
          </table:table-cell>
          <table:table-cell table:style-name="Table1.A2" office:value-type="string">
            <text:p text:style-name="P14">Sugerir pregunta</text:p>
          </table:table-cell>
          <table:table-cell table:style-name="Table1.C2" office:value-type="string">
            <text:p text:style-name="P14">El sistema debe detectar cuando el usuario alumno esté escribiendo una pregunta que coincida con una realizada anteriormente y sugerir visibilizar la pregunta y su respuesta.</text:p>
          </table:table-cell>
        </table:table-row>
        <table:table-row>
          <table:table-cell table:style-name="Table1.A2" office:value-type="string">
            <text:p text:style-name="P14">RF-07</text:p>
          </table:table-cell>
          <table:table-cell table:style-name="Table1.A2" office:value-type="string">
            <text:p text:style-name="P15">Buscar preguntas</text:p>
          </table:table-cell>
          <table:table-cell table:style-name="Table1.C2" office:value-type="string">
            <text:p text:style-name="P15">El sistema debe contar con un buscador de preguntas para que el usuario alumno corrobore que su duda hay sido respondida anteriormente.</text:p>
          </table:table-cell>
        </table:table-row>
        <table:table-row>
          <table:table-cell table:style-name="Table1.A2" office:value-type="string">
            <text:p text:style-name="P15">RF-08</text:p>
          </table:table-cell>
          <table:table-cell table:style-name="Table1.A2" office:value-type="string">
            <text:p text:style-name="P15">Filtrar búsqueda de preguntas</text:p>
          </table:table-cell>
          <table:table-cell table:style-name="Table1.C2" office:value-type="string">
            <text:p text:style-name="P15">El sistema debe permitir al usuario alumno filtrar su búsqueda de preguntas por alcance.</text:p>
          </table:table-cell>
        </table:table-row>
        <table:table-row>
          <table:table-cell table:style-name="Table1.A2" office:value-type="string">
            <text:p text:style-name="P15">RF-09</text:p>
          </table:table-cell>
          <table:table-cell table:style-name="Table1.A2" office:value-type="string">
            <text:p text:style-name="P15">Notificar pregunta contestada</text:p>
          </table:table-cell>
          <table:table-cell table:style-name="Table1.C2" office:value-type="string">
            <text:p text:style-name="P15">El sistema debe notificar al usuario alumno cuando su duda haya sido respondida.</text:p>
          </table:table-cell>
        </table:table-row>
        <table:table-row>
          <table:table-cell table:style-name="Table1.A2" office:value-type="string">
            <text:p text:style-name="P15">RF-10</text:p>
          </table:table-cell>
          <table:table-cell table:style-name="Table1.A2" office:value-type="string">
            <text:p text:style-name="P15">Notificar respuesta del LLM</text:p>
          </table:table-cell>
          <table:table-cell table:style-name="Table1.C2" office:value-type="string">
            <text:p text:style-name="P15">El sistema debe notificar a los tutores cuando la pregunta de sus tutorados hayan sido respondidas por el modelo de lenguaje.</text:p>
          </table:table-cell>
        </table:table-row>
        <table:table-row>
          <table:table-cell table:style-name="Table1.A2" office:value-type="string">
            <text:p text:style-name="P15">RF-11</text:p>
          </table:table-cell>
          <table:table-cell table:style-name="Table1.A2" office:value-type="string">
            <text:p text:style-name="P16">Visualizar preguntas en revisión.</text:p>
          </table:table-cell>
          <table:table-cell table:style-name="Table1.C2" office:value-type="string">
            <text:p text:style-name="P16">El sistema debe permitir a los tutores visualizar las preguntas las cuales su respuesta necesite verificación.</text:p>
          </table:table-cell>
        </table:table-row>
        <table:table-row>
          <table:table-cell table:style-name="Table1.A2" office:value-type="string">
            <text:p text:style-name="P16">RF-12</text:p>
          </table:table-cell>
          <table:table-cell table:style-name="Table1.A2" office:value-type="string">
            <text:p text:style-name="P16">Validar respuesta</text:p>
          </table:table-cell>
          <table:table-cell table:style-name="Table1.C2" office:value-type="string">
            <text:p text:style-name="P16">El sistema debe permitir a los tutores marcar una respuesta como valida o correcta.</text:p>
          </table:table-cell>
        </table:table-row>
        <table:table-row>
          <table:table-cell table:style-name="Table1.A2" office:value-type="string">
            <text:p text:style-name="P16">RF-13</text:p>
          </table:table-cell>
          <table:table-cell table:style-name="Table1.A2" office:value-type="string">
            <text:p text:style-name="P16">Rechazar respuesta</text:p>
          </table:table-cell>
          <table:table-cell table:style-name="Table1.C2" office:value-type="string">
            <text:p text:style-name="P16">El sistema debe permitir a los tutores rechazar una respuesta para que esta se vuelva a generar.</text:p>
          </table:table-cell>
        </table:table-row>
        <table:table-row>
          <table:table-cell table:style-name="Table1.A2" office:value-type="string">
            <text:p text:style-name="P16">RF-14</text:p>
          </table:table-cell>
          <table:table-cell table:style-name="Table1.A2" office:value-type="string">
            <text:p text:style-name="P16">Consultar perfil</text:p>
          </table:table-cell>
          <table:table-cell table:style-name="Table1.C2" office:value-type="string">
            <text:p text:style-name="P16">El sistema debe permitir a los usuarios alumno y tutor visualizar los detalles de su <text:soft-page-break/>perfil.</text:p>
          </table:table-cell>
        </table:table-row>
        <table:table-row>
          <table:table-cell table:style-name="Table1.A2" office:value-type="string">
            <text:p text:style-name="P16">RF-15</text:p>
          </table:table-cell>
          <table:table-cell table:style-name="Table1.A2" office:value-type="string">
            <text:p text:style-name="P16">Cambiar foto de perfil</text:p>
          </table:table-cell>
          <table:table-cell table:style-name="Table1.C2" office:value-type="string">
            <text:p text:style-name="P16">El sistema debe permitir a los usuarios alumno y tutor cambiar su foto de perfil.</text:p>
          </table:table-cell>
        </table:table-row>
        <table:table-row>
          <table:table-cell table:style-name="Table1.A2" office:value-type="string">
            <text:p text:style-name="P16">RF-16</text:p>
          </table:table-cell>
          <table:table-cell table:style-name="Table1.A2" office:value-type="string">
            <text:p text:style-name="P16">Consultar tutorados</text:p>
          </table:table-cell>
          <table:table-cell table:style-name="Table1.C2" office:value-type="string">
            <text:p text:style-name="P16">El sistema debe permitir a los tutores visualizar a los tutorados que le fueron asignados.</text:p>
          </table:table-cell>
        </table:table-row>
        <table:table-row>
          <table:table-cell table:style-name="Table1.A2" office:value-type="string">
            <text:p text:style-name="P16">RF-17</text:p>
          </table:table-cell>
          <table:table-cell table:style-name="Table1.A2" office:value-type="string">
            <text:p text:style-name="P16">Buscar tutorados</text:p>
          </table:table-cell>
          <table:table-cell table:style-name="Table1.C2" office:value-type="string">
            <text:p text:style-name="P16">El sistema debe contar con un buscador de alumnos tutorados para que los tutores busquen un tutorado.</text:p>
          </table:table-cell>
        </table:table-row>
        <table:table-row>
          <table:table-cell table:style-name="Table1.A2" office:value-type="string">
            <text:p text:style-name="P16">RF-18</text:p>
          </table:table-cell>
          <table:table-cell table:style-name="Table1.A2" office:value-type="string">
            <text:p text:style-name="P16">Filtrar tutorados</text:p>
          </table:table-cell>
          <table:table-cell table:style-name="Table1.C2" office:value-type="string">
            <text:p text:style-name="P16">El sistema debe permitir al tutor filtrar a los tutorados visualizados, ya sea por plan educativo o semestre.</text:p>
          </table:table-cell>
        </table:table-row>
        <table:table-row>
          <table:table-cell table:style-name="Table1.A2" office:value-type="string">
            <text:p text:style-name="P16">RF-<text:span text:style-name="T4">19</text:span></text:p>
          </table:table-cell>
          <table:table-cell table:style-name="Table1.A2" office:value-type="string">
            <text:p text:style-name="P17">Gestionar tutores</text:p>
          </table:table-cell>
          <table:table-cell table:style-name="Table1.C2" office:value-type="string">
            <text:p text:style-name="P17">El sistema debe permitir a los administradores gestionar los tutores en el sistema.</text:p>
          </table:table-cell>
        </table:table-row>
        <table:table-row>
          <table:table-cell table:style-name="Table1.A2" office:value-type="string">
            <text:p text:style-name="P17">RF-20</text:p>
          </table:table-cell>
          <table:table-cell table:style-name="Table1.A2" office:value-type="string">
            <text:p text:style-name="P17">Gestionar tutorados</text:p>
          </table:table-cell>
          <table:table-cell table:style-name="Table1.C2" office:value-type="string">
            <text:p text:style-name="P17">El sistema debe permitir a los administradores gestionar a los tutorados en el sistema.</text:p>
          </table:table-cell>
        </table:table-row>
        <table:table-row>
          <table:table-cell table:style-name="Table1.A2" office:value-type="string">
            <text:p text:style-name="P17">RF-21</text:p>
          </table:table-cell>
          <table:table-cell table:style-name="Table1.A2" office:value-type="string">
            <text:p text:style-name="P17">Validar registro</text:p>
          </table:table-cell>
          <table:table-cell table:style-name="Table1.C2" office:value-type="string">
            <text:p text:style-name="P17">El sistema debe permitir a los administradores admitir el registro de alumnos y tutores.</text:p>
          </table:table-cell>
        </table:table-row>
        <table:table-row>
          <table:table-cell table:style-name="Table1.A2" office:value-type="string">
            <text:p text:style-name="P17">RF-22</text:p>
          </table:table-cell>
          <table:table-cell table:style-name="Table1.A2" office:value-type="string">
            <text:p text:style-name="P17">Gestionar preguntas</text:p>
          </table:table-cell>
          <table:table-cell table:style-name="Table1.C2" office:value-type="string">
            <text:p text:style-name="P17">El sistema debe permitir a los administradores gestionar las preguntas en el sistema.</text:p>
          </table:table-cell>
        </table:table-row>
        <table:table-row>
          <table:table-cell table:style-name="Table1.A2" office:value-type="string">
            <text:p text:style-name="P17">RF-23</text:p>
          </table:table-cell>
          <table:table-cell table:style-name="Table1.A2" office:value-type="string">
            <text:p text:style-name="P17">Control de súper usuario</text:p>
          </table:table-cell>
          <table:table-cell table:style-name="Table1.C2" office:value-type="string">
            <text:p text:style-name="P17">El sistema debe contar con un súper <text:s/>usuario el cual controle,<text:span text:style-name="T5">gestione y administre</text:span> todos los aspectos del sistema.</text:p>
          </table:table-cell>
        </table:table-row>
      </table:table>
      <text:p text:style-name="P11"/>
      <text:p text:style-name="P18">Requisitos no funcionales</text:p>
      <text:p text:style-name="P19"/>
      <text:p text:style-name="P1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Código</text:p>
          </table:table-cell>
          <table:table-cell table:style-name="Table2.A1" office:value-type="string">
            <text:p text:style-name="P20">Requisit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20">RNF-01</text:p>
          </table:table-cell>
          <table:table-cell table:style-name="Table2.A2" office:value-type="string">
            <text:p text:style-name="P20">Disponibilidad</text:p>
          </table:table-cell>
          <table:table-cell table:style-name="Table2.C2" office:value-type="string">
            <text:p text:style-name="P20">El sistema debe estar disponible la mayor parte del tiempo.</text:p>
          </table:table-cell>
        </table:table-row>
        <table:table-row>
          <table:table-cell table:style-name="Table2.A2" office:value-type="string">
            <text:p text:style-name="P20">RNF-02</text:p>
          </table:table-cell>
          <table:table-cell table:style-name="Table2.A2" office:value-type="string">
            <text:p text:style-name="P20">Calidad</text:p>
          </table:table-cell>
          <table:table-cell table:style-name="Table2.C2" office:value-type="string">
            <text:p text:style-name="P20">El sistema debe funcionar de <text:soft-page-break/>manera adecuada siguiendo estándares </text:p>
          </table:table-cell>
        </table:table-row>
        <table:table-row>
          <table:table-cell table:style-name="Table2.A2" office:value-type="string">
            <text:p text:style-name="P20">RNF-03</text:p>
          </table:table-cell>
          <table:table-cell table:style-name="Table2.A2" office:value-type="string">
            <text:p text:style-name="P20">Compatibilidad</text:p>
          </table:table-cell>
          <table:table-cell table:style-name="Table2.C2" office:value-type="string">
            <text:p text:style-name="P20">El sistema debe estar desarrollado como app web y poder ser accesible desde todos los sistemas </text:p>
            <text:p text:style-name="P20">(Windows, MacOS, iOS, Linux, Android, Navegadores)</text:p>
          </table:table-cell>
        </table:table-row>
        <table:table-row>
          <table:table-cell table:style-name="Table2.A2" office:value-type="string">
            <text:p text:style-name="P20">RNF-04</text:p>
          </table:table-cell>
          <table:table-cell table:style-name="Table2.A2" office:value-type="string">
            <text:p text:style-name="P20">Rapidez</text:p>
          </table:table-cell>
          <table:table-cell table:style-name="Table2.C2" office:value-type="string">
            <text:p text:style-name="P20">El sistema debe de responder de manera rápida a las solicitudes de los usuarios.</text:p>
          </table:table-cell>
        </table:table-row>
        <table:table-row>
          <table:table-cell table:style-name="Table2.A2" office:value-type="string">
            <text:p text:style-name="P20">RNF-05</text:p>
          </table:table-cell>
          <table:table-cell table:style-name="Table2.A2" office:value-type="string">
            <text:p text:style-name="P20">Facilidad de uso</text:p>
          </table:table-cell>
          <table:table-cell table:style-name="Table2.C2" office:value-type="string">
            <text:p text:style-name="P20">El sistema debe de ser fácil de entender y usar para la mayoría de los usuarios.</text:p>
          </table:table-cell>
        </table:table-row>
        <table:table-row>
          <table:table-cell table:style-name="Table2.A2" office:value-type="string">
            <text:p text:style-name="P21">RNF-06</text:p>
          </table:table-cell>
          <table:table-cell table:style-name="Table2.A2" office:value-type="string">
            <text:p text:style-name="P21">Seguridad</text:p>
          </table:table-cell>
          <table:table-cell table:style-name="Table2.C2" office:value-type="string">
            <text:p text:style-name="P21">El sistema debe de proteger los datos de los usuarios y su privacidad.</text:p>
          </table:table-cell>
        </table:table-row>
        <table:table-row>
          <table:table-cell table:style-name="Table2.A2" office:value-type="string">
            <text:p text:style-name="P21">RNF-07</text:p>
          </table:table-cell>
          <table:table-cell table:style-name="Table2.A2" office:value-type="string">
            <text:p text:style-name="P21">Aislar lógica de negocio</text:p>
          </table:table-cell>
          <table:table-cell table:style-name="Table2.C2" office:value-type="string">
            <text:p text:style-name="P21">El sistema debe manejar software intermediario para que el usuario no interactúe directamente con la parte lógica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22:01:49.924125443</meta:creation-date>
    <dc:date>2025-11-12T15:22:56.760247526</dc:date>
    <meta:editing-duration>PT10H2M14S</meta:editing-duration>
    <meta:editing-cycles>5</meta:editing-cycles>
    <meta:generator>LibreOffice/25.8.2.2$Linux_X86_64 LibreOffice_project/e04df5449cdfe4a4fe52679579a11ab9acf49d46</meta:generator>
    <meta:print-date>2025-10-29T08:49:44.177168070</meta:print-date>
    <meta:printed-by>PDF files</meta:printed-by>
    <meta:document-statistic meta:table-count="2" meta:image-count="0" meta:object-count="0" meta:page-count="4" meta:paragraph-count="113" meta:word-count="717" meta:character-count="4462" meta:non-whitespace-character-count="3854"/>
  </office:meta>
</office:document-meta>
</file>